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fc57" officeooo:paragraph-rsid="0011fc57"/>
    </style:style>
    <style:style style:name="P2" style:family="paragraph" style:parent-style-name="Standard">
      <style:text-properties officeooo:rsid="0012ca52" officeooo:paragraph-rsid="0012ca52"/>
    </style:style>
    <style:style style:name="P3" style:family="paragraph" style:parent-style-name="Standard">
      <style:text-properties officeooo:rsid="0012f3d3" officeooo:paragraph-rsid="0012f3d3"/>
    </style:style>
    <style:style style:name="T1" style:family="text">
      <style:text-properties officeooo:rsid="0013226a"/>
    </style:style>
    <style:style style:name="T2" style:family="text">
      <style:text-properties officeooo:rsid="00142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ção do pfsense no VirtualBox com apenas uma interface de rede</text:p>
      <text:p text:style-name="P1"/>
      <text:p text:style-name="P2">Criar uma VM para o pfsense com interface de rede tipo <text:span text:style-name="T2">Bridge</text:span></text:p>
      <text:p text:style-name="P2"/>
      <text:p text:style-name="P3">Configuralção dopfsense</text:p>
      <text:p text:style-name="P3"/>
      <text:p text:style-name="P3">Após instalar</text:p>
      <text:p text:style-name="P3"/>
      <text:p text:style-name="P3">Opção 2</text:p>
      <text:p text:style-name="P3"/>
      <text:p text:style-name="P3">WAN</text:p>
      <text:p text:style-name="P3">DHCP – não</text:p>
      <text:p text:style-name="P3">IP – 192.168.25.8/24</text:p>
      <text:p text:style-name="P3">Gatway – 192.168.25.1 (o gatway da rede <text:span text:style-name="T1">Wi-Fi do Notebook</text:span>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9:57:14.431366374</meta:creation-date>
    <dc:date>2017-01-21T20:35:22.783248059</dc:date>
    <meta:editing-duration>PT38M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43" meta:character-count="263" meta:non-whitespace-character-count="226"/>
  </office:meta>
</office:document-meta>
</file>